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 PL UKai CN" svg:font-family="'AR PL UKai CN'" style:font-pitch="variable"/>
    <style:font-face style:name="Linux Libertine Mono O" svg:font-family="'Linux Libertine Mono O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TC Light" svg:font-family="'Noto Sans CJK TC Light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1bc0d3"/>
    </style:style>
    <style:style style:name="P2" style:family="paragraph" style:parent-style-name="Text_20_body">
      <style:paragraph-properties fo:text-align="center" style:justify-single-word="false"/>
      <style:text-properties officeooo:rsid="001bc0d3" officeooo:paragraph-rsid="001bc0d3" style:font-name-asian="Noto Sans CJK TC Light"/>
    </style:style>
    <style:style style:name="P3" style:family="paragraph" style:parent-style-name="Text_20_body">
      <style:text-properties style:font-name="AR PL UKai CN" fo:font-size="12pt" officeooo:paragraph-rsid="001e407c" style:font-name-asian="AR PL UKai CN" style:font-size-asian="12pt" style:font-size-complex="12pt"/>
    </style:style>
    <style:style style:name="P4" style:family="paragraph" style:parent-style-name="Title" style:master-page-name="">
      <loext:graphic-properties draw:fill="none"/>
      <style:paragraph-properties fo:margin-left="0cm" fo:margin-right="0.157cm" fo:margin-top="0.423cm" fo:margin-bottom="0.212cm" loext:contextual-spacing="false" fo:text-align="center" style:justify-single-word="false" fo:text-indent="0cm" style:auto-text-indent="false" style:page-number="auto" fo:background-color="transparent" fo:keep-with-next="always"/>
      <style:text-properties fo:font-size="20pt" style:font-name-asian="AR PL UKai CN" style:font-size-asian="20pt" style:font-size-complex="20pt"/>
    </style:style>
    <style:style style:name="P5" style:family="paragraph" style:parent-style-name="Heading_20_1">
      <style:text-properties style:font-name="AR PL UKai CN" fo:font-size="14pt" style:font-name-asian="AR PL UKai CN" style:font-size-asian="14pt" style:font-size-complex="14pt"/>
    </style:style>
    <style:style style:name="P6" style:family="paragraph" style:parent-style-name="Heading_20_1">
      <style:text-properties style:font-name="AR PL UKai CN" fo:font-size="14pt" fo:font-weight="bold" style:font-name-asian="AR PL UKai CN" style:font-size-asian="14pt" style:font-weight-asian="bold" style:font-name-complex="Lohit Devanagari" style:font-size-complex="14pt" style:font-weight-complex="bold"/>
    </style:style>
    <style:style style:name="P7" style:family="paragraph" style:parent-style-name="Text_20_body" style:list-style-name="L1">
      <style:text-properties officeooo:paragraph-rsid="001dd187"/>
    </style:style>
    <style:style style:name="P8" style:family="paragraph" style:parent-style-name="Text_20_body" style:list-style-name="L1">
      <style:text-properties style:font-name="AR PL UKai CN" fo:font-size="12pt" officeooo:paragraph-rsid="001dd187" style:font-name-asian="AR PL UKai CN" style:font-size-asian="12pt" style:font-size-complex="12pt"/>
    </style:style>
    <style:style style:name="P9" style:family="paragraph" style:parent-style-name="Text_20_body" style:list-style-name="L1">
      <style:text-properties style:font-name="AR PL UKai CN" fo:font-size="12pt" fo:letter-spacing="0.014cm" officeooo:paragraph-rsid="001dd187" style:font-name-asian="AR PL UKai CN" style:font-size-asian="12pt" style:font-size-complex="12pt"/>
    </style:style>
    <style:style style:name="P10" style:family="paragraph" style:parent-style-name="Text_20_body" style:list-style-name="L2">
      <style:text-properties style:font-name="AR PL UKai CN" fo:font-size="12pt" fo:letter-spacing="0.014cm" officeooo:paragraph-rsid="001eaccf" style:font-name-asian="AR PL UKai CN" style:font-size-asian="12pt" style:font-size-complex="12pt"/>
    </style:style>
    <style:style style:name="P11" style:family="paragraph" style:parent-style-name="Text_20_body" style:list-style-name="L2">
      <style:text-properties style:font-name="AR PL UKai CN" fo:font-size="12pt" fo:letter-spacing="0.014cm" fo:font-weight="bold" officeooo:paragraph-rsid="001dd187" style:font-name-asian="AR PL UKai CN" style:font-size-asian="12pt" style:font-weight-asian="bold" style:font-size-complex="12pt" style:font-weight-complex="bold"/>
    </style:style>
    <style:style style:name="P12" style:family="paragraph" style:parent-style-name="Text_20_body" style:list-style-name="L2">
      <style:text-properties style:font-name="AR PL UKai CN" fo:font-size="12pt" fo:letter-spacing="0.014cm" fo:font-weight="bold" officeooo:paragraph-rsid="001eaccf" style:font-name-asian="AR PL UKai CN" style:font-size-asian="12pt" style:font-weight-asian="bold" style:font-size-complex="12pt" style:font-weight-complex="bold"/>
    </style:style>
    <style:style style:name="P13" style:family="paragraph" style:parent-style-name="Text_20_body" style:list-style-name="L2">
      <style:text-properties style:font-name="AR PL UKai CN" fo:font-size="12pt" fo:letter-spacing="0.014cm" fo:font-weight="normal" officeooo:paragraph-rsid="001eaccf" style:font-name-asian="AR PL UKai CN" style:font-size-asian="12pt" style:font-weight-asian="normal" style:font-size-complex="12pt" style:font-weight-complex="normal"/>
    </style:style>
    <style:style style:name="P14" style:family="paragraph" style:parent-style-name="Text_20_body" style:list-style-name="L1">
      <style:paragraph-properties fo:margin-left="0cm" fo:margin-right="0cm" fo:text-indent="0cm" style:auto-text-indent="false"/>
      <style:text-properties fo:font-size="12pt" officeooo:paragraph-rsid="001dd187" style:font-size-asian="12pt" style:font-size-complex="12pt"/>
    </style:style>
    <style:style style:name="P15" style:family="paragraph">
      <loext:graphic-properties draw:fill-color="#000000"/>
      <style:paragraph-properties fo:text-align="center"/>
    </style:style>
    <style:style style:name="T1" style:family="text">
      <style:text-properties officeooo:rsid="001bc0d3" style:font-name-asian="Noto Sans CJK TC Light"/>
    </style:style>
    <style:style style:name="T2" style:family="text">
      <style:text-properties fo:font-size="11pt" officeooo:rsid="001bc0d3" style:font-name-asian="Noto Sans CJK TC Light" style:font-size-asian="11pt" style:font-size-complex="11pt"/>
    </style:style>
    <style:style style:name="T3" style:family="text">
      <style:text-properties style:font-name="AR PL UKai CN" fo:font-size="12pt" fo:letter-spacing="0.014cm" style:font-name-asian="AR PL UKai CN" style:font-size-asian="12pt" style:font-size-complex="12pt"/>
    </style:style>
    <style:style style:name="T4" style:family="text">
      <style:text-properties style:font-name="AR PL UKai CN" fo:font-size="12pt" fo:letter-spacing="0.014cm" officeooo:rsid="001dd187" style:font-name-asian="AR PL UKai CN" style:font-size-asian="12pt" style:font-size-complex="12pt"/>
    </style:style>
    <style:style style:name="T5" style:family="text">
      <style:text-properties style:font-name="AR PL UKai CN" fo:letter-spacing="0.014cm" style:font-name-asian="AR PL UKai CN"/>
    </style:style>
    <style:style style:name="T6" style:family="text">
      <style:text-properties style:font-name="AR PL UKai CN" fo:letter-spacing="0.014cm" officeooo:rsid="001edc47" style:font-name-asian="AR PL UKai CN"/>
    </style:style>
    <style:style style:name="T7" style:family="text">
      <style:text-properties officeooo:rsid="001dd187"/>
    </style:style>
    <style:style style:name="T8" style:family="text">
      <style:text-properties officeooo:rsid="001e407c"/>
    </style:style>
    <style:style style:name="T9" style:family="text">
      <style:text-properties fo:font-size="14pt" officeooo:rsid="001bc0d3" style:font-name-asian="Noto Sans CJK TC Light" style:font-size-asian="14pt" style:font-size-complex="14pt"/>
    </style:style>
    <style:style style:name="T10" style:family="text">
      <style:text-properties style:font-name="Times New Roman" officeooo:rsid="001bc0d3" style:font-name-asian="Noto Sans CJK TC Light"/>
    </style:style>
    <style:style style:name="T11" style:family="text">
      <style:text-properties officeooo:rsid="002396e1"/>
    </style:style>
    <style:style style:name="T12" style:family="text">
      <style:text-properties officeooo:rsid="00263b9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2cm" fo:text-indent="-0.635cm" fo:margin-left="1.372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007cm" fo:text-indent="-0.635cm" fo:margin-left="2.007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2cm" fo:text-indent="-0.635cm" fo:margin-left="2.64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7cm" fo:text-indent="-0.635cm" fo:margin-left="3.27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2cm" fo:text-indent="-0.635cm" fo:margin-left="3.91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7cm" fo:text-indent="-0.635cm" fo:margin-left="4.54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2cm" fo:text-indent="-0.635cm" fo:margin-left="5.18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7cm" fo:text-indent="-0.635cm" fo:margin-left="5.81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2cm" fo:text-indent="-0.635cm" fo:margin-left="6.45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7cm" fo:text-indent="-0.635cm" fo:margin-left="7.087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周 锴</text:p>
      <text:p text:style-name="P1"><text:span text:style-name="T9">1</text:span><text:span text:style-name="T2">81</text:span><text:span text:style-name="T1"> </text:span><text:span text:style-name="T9">5</text:span><text:span text:style-name="T2">869</text:span><text:span text:style-name="T1"> </text:span><text:span text:style-name="T9">1</text:span><text:span text:style-name="T2">159</text:span><text:span text:style-name="T1"> | </text:span><text:span text:style-name="T10">better.product.go@gmail.com</text:span></text:p>
      <text:p text:style-name="P2"><draw:line text:anchor-type="paragraph" draw:z-index="0" draw:name="Shape1" draw:style-name="gr1" draw:text-style-name="P15" svg:x1="0.012cm" svg:y1="0.004cm" svg:x2="17.723cm" svg:y2="0.004cm"><text:p/></draw:line></text:p>
      <text:h text:style-name="P5" text:outline-level="1">求职意向</text:h>
      <text:p text:style-name="P3">产品助理 / 产品专员</text:p>
      <text:h text:style-name="P6" text:outline-level="1">自我评价</text:h>
      <text:list xml:id="list3051481442" text:style-name="L1">
        <text:list-item>
          <text:p text:style-name="P8">8年互联网从业经验。从事数据分析处理，物流，银行领域的前端后端开发</text:p>
        </text:list-item>
        <text:list-item>
          <text:p text:style-name="P8">熟悉互联网产品的研发，发布，运营等环节，善于和不同团队沟通讨论并解决问题</text:p>
        </text:list-item>
        <text:list-item>
          <text:p text:style-name="P8">热衷于网站和<text:span text:style-name="T11">App产品的研发</text:span></text:p>
        </text:list-item>
        <text:list-item>
          <text:p text:style-name="P8">有清晰的职业发展规划，了解产品助理的职责，具备产品助理所需要的技能</text:p>
        </text:list-item>
      </text:list>
      <text:h text:style-name="P6" text:outline-level="1">技能分析</text:h>
      <text:list xml:id="list102359587568039" text:continue-numbering="true" text:style-name="L1">
        <text:list-item>
          <text:p text:style-name="P7"><text:span text:style-name="T3">熟练使用Axure RP，将产品经理提出的概念，流程，</text:span><text:span text:style-name="T4">功能输出</text:span><text:span text:style-name="T3">成规范的原型图</text:span></text:p>
        </text:list-item>
        <text:list-item>
          <text:p text:style-name="P9">将产品经理提出的需求整理成清晰规范的产品需求文档</text:p>
        </text:list-item>
        <text:list-item>
          <text:p text:style-name="P9">撰写产品使用手册，管理发布日志</text:p>
        </text:list-item>
        <text:list-item>
          <text:p text:style-name="P9">帮助产品经理做信息收集，跟进开发进度，跟进运营反馈并整理成文档</text:p>
        </text:list-item>
        <text:list-item>
          <text:p text:style-name="P9">熟悉研发人员的心理，深刻理解开发人员在版本迭代过程中的痛点。了解如何与开发人员沟通，如何帮助开发人员顺利完成版本迭代，及时发现版本风险<text:span text:style-name="T8">。协助运营人员快速定位产品出现的问题</text:span></text:p>
        </text:list-item>
        <text:list-item>
          <text:p text:style-name="P9">根据开发经验，合理评估产品的功能和版本所需要的开发难度和周期</text:p>
        </text:list-item>
        <text:list-item>
          <text:p text:style-name="P9">有丰富的网页和<text:span text:style-name="T12">App研发经验可以运用于产品的设计</text:span></text:p>
        </text:list-item>
        <text:list-item>
          <text:p text:style-name="P9">熟练使用<text:span text:style-name="T7">SQL做数据库查询，并制作数据分析图表</text:span></text:p>
        </text:list-item>
        <text:list-item>
          <text:p text:style-name="P9">熟练使用Word, PPT, <text:span text:style-name="T7">Excel</text:span>等办公软件</text:p>
        </text:list-item>
      </text:list>
      <text:h text:style-name="P6" text:outline-level="1">工作经历</text:h>
      <text:list xml:id="list404461733" text:style-name="L2">
        <text:list-item>
          <text:p text:style-name="P11">浙江传化集团 | 2017年至今</text:p>
          <text:list>
            <text:list-item>
              <text:p text:style-name="P13">担任资深前端开发工程师，B2B项目前端开发团队负责人</text:p>
            </text:list-item>
            <text:list-item>
              <text:p text:style-name="P13">带领前端团队完成了B2B商城项目的开发验收和上线<text:tab/></text:p>
            </text:list-item>
          </text:list>
        </text:list-item>
        <text:list-item>
          <text:p text:style-name="P12">创络（上海）数据科技有限公司 | 2016年至2017年</text:p>
          <text:list>
            <text:list-item>
              <text:p text:style-name="P13"><text:soft-page-break/>担任资深前端开发工程师</text:p>
            </text:list-item>
            <text:list-item>
              <text:p text:style-name="P13">独立负责开发了公司Dashboard产品，并且构建了基础UI库运用于其它产品线</text:p>
            </text:list-item>
          </text:list>
        </text:list-item>
        <text:list-item>
          <text:p text:style-name="P12">2011年至2016年，在新加坡工作</text:p>
          <text:list>
            <text:list-item>
              <text:p text:style-name="P10">在GAE和Innosys担任Senior Software Engineer</text:p>
            </text:list-item>
            <text:list-item>
              <text:p text:style-name="P10">在DBS担任前端开发团队负责人，重构了DBS的AOS系统，并创建了前端开发模板库brackets.js一直沿用至今</text:p>
            </text:list-item>
          </text:list>
        </text:list-item>
      </text:list>
      <text:h text:style-name="P6" text:outline-level="1">教育经历</text:h>
      <text:list xml:id="list102360613419403" text:continue-list="list102359587568039" text:style-name="L1">
        <text:list-header>
          <text:p text:style-name="P14"><text:span text:style-name="T5">东华理工大学 软件工程 学士学位 </text:span><text:span text:style-name="T6">| 2010 年 7月毕业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 PL UKai CN" svg:font-family="'AR PL UKai CN'" style:font-pitch="variable"/>
    <style:font-face style:name="Linux Libertine Mono O" svg:font-family="'Linux Libertine Mono O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TC Light" svg:font-family="'Noto Sans CJK TC Light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102cm" fo:margin-right="0cm" fo:margin-top="0cm" fo:margin-bottom="0.247cm" loext:contextual-spacing="false" fo:line-height="115%" fo:text-indent="0cm" style:auto-text-indent="false"/>
      <style:text-properties fo:letter-spacing="0.014cm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1T10:23:38.481000000</dc:date>
    <meta:editing-duration>PT22M29S</meta:editing-duration>
    <meta:editing-cycles>9</meta:editing-cycles>
    <meta:generator>LibreOffice/5.4.0.3$Windows_x86 LibreOffice_project/7556cbc6811c9d992f4064ab9287069087d7f62c</meta:generator>
    <meta:document-statistic meta:table-count="0" meta:image-count="0" meta:object-count="0" meta:page-count="2" meta:paragraph-count="31" meta:word-count="646" meta:character-count="805" meta:non-whitespace-character-count="782"/>
  </office:meta>
</office:document-meta>
</file>